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dProperty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Cache.Property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Class.get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Cache.getPropertyDescriptors( Class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dProperty.CachedProperty( PropertyDescriptor p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chedProperty.getWrit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Class.CachedClass(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dProper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Cache.getCachedClass( Class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achedProperty.getProperty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Cache.getPropertyType( Class type , String propert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chedProperty.getRead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Class.init( Class typ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PropertyCache.getPropertySetter( Class type , String propert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Cache.getPropertyGetter( Class type , String propert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chedClass.getPropertyDescri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